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Lucida Grande" svg:font-family="'Lucida Grande'" style:font-family-generic="system" style:font-pitch="variable"/>
    <style:font-face style:name="MS Mincho" svg:font-family="'MS Minch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name="Century Gothic" fo:font-size="65pt" fo:font-weight="bold" style:font-size-asian="65pt" style:font-weight-asian="bold" style:font-size-complex="65pt"/>
    </style:style>
    <style:style style:name="P3" style:family="paragraph" style:parent-style-name="Normal">
      <style:paragraph-properties fo:text-align="center" style:justify-single-word="false"/>
      <style:text-properties fo:color="#000000" loext:opacity="100%" style:font-name="Century Gothic" fo:font-size="65pt" style:font-size-asian="65pt" style:font-size-complex="65pt"/>
    </style:style>
    <style:style style:name="P4" style:family="paragraph" style:parent-style-name="Normal">
      <style:text-properties fo:color="#000000" loext:opacity="100%" style:font-name="Century Gothic" fo:font-size="9pt" fo:language="fr" fo:country="FR" style:font-size-asian="9pt" style:font-size-complex="9pt"/>
    </style:style>
    <style:style style:name="P5" style:family="paragraph" style:parent-style-name="Normal">
      <style:text-properties fo:color="#000000" loext:opacity="100%" style:font-name="Century Gothic" fo:font-size="9pt" fo:language="fr" fo:country="FR" officeooo:paragraph-rsid="0015274d" style:font-size-asian="9pt" style:font-size-complex="9pt"/>
    </style:style>
    <style:style style:name="P6" style:family="paragraph" style:parent-style-name="Normal">
      <style:text-properties fo:color="#000000" loext:opacity="100%" style:font-name="Century Gothic" fo:font-size="11pt" officeooo:rsid="0025d4f3" officeooo:paragraph-rsid="0025d4f3" style:font-size-asian="11pt"/>
    </style:style>
    <style:style style:name="P7" style:family="paragraph" style:parent-style-name="Normal">
      <style:text-properties fo:color="#000000" loext:opacity="100%" style:font-name="Century Gothic" fo:font-size="11pt" officeooo:rsid="002785c5" officeooo:paragraph-rsid="002785c5" style:font-size-asian="11pt"/>
    </style:style>
    <style:style style:name="P8" style:family="paragraph" style:parent-style-name="Normal">
      <style:text-properties fo:color="#000000" loext:opacity="100%" style:font-name="Century Gothic" fo:font-size="11pt" fo:language="fr" fo:country="FR" officeooo:rsid="002785c5" officeooo:paragraph-rsid="002785c5" style:font-size-asian="11pt" style:language-asian="es" style:country-asian="ES"/>
    </style:style>
    <style:style style:name="P9" style:family="paragraph" style:parent-style-name="Normal">
      <style:text-properties fo:color="#000000" loext:opacity="100%" fo:font-size="16pt" fo:language="fr" fo:country="FR" style:font-size-asian="16pt"/>
    </style:style>
    <style:style style:name="P10" style:family="paragraph" style:parent-style-name="Normal">
      <style:text-properties fo:color="#000000" loext:opacity="100%" officeooo:paragraph-rsid="0016602f"/>
    </style:style>
    <style:style style:name="P11" style:family="paragraph" style:parent-style-name="Normal">
      <style:paragraph-properties fo:text-align="center" style:justify-single-word="false"/>
      <style:text-properties fo:color="#548dd4" loext:opacity="100%" style:font-name="Century Gothic" fo:font-size="16pt" fo:font-weight="bold" style:font-size-asian="16pt" style:font-weight-asian="bold" style:font-size-complex="14pt"/>
    </style:style>
    <style:style style:name="P12" style:family="paragraph" style:parent-style-name="Normal">
      <style:paragraph-properties fo:line-height="150%"/>
      <style:text-properties fo:color="#548dd4" loext:opacity="100%" style:font-name="Century Gothic" fo:font-size="16pt" fo:font-weight="bold" style:font-size-asian="16pt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548dd4" loext:opacity="100%" style:font-name="Century Gothic" fo:font-size="16pt" fo:font-weight="bold" officeooo:rsid="00067a20" officeooo:paragraph-rsid="002785c5" style:font-size-asian="16pt" style:font-weight-asian="bold" style:font-size-complex="14pt"/>
    </style:style>
    <style:style style:name="P14" style:family="paragraph" style:parent-style-name="Normal">
      <style:paragraph-properties fo:text-align="center" style:justify-single-word="false"/>
      <style:text-properties fo:color="#548dd4" loext:opacity="100%" style:font-name="Century Gothic" fo:font-size="16pt" fo:font-weight="bold" officeooo:rsid="002785c5" officeooo:paragraph-rsid="002785c5" style:font-size-asian="16pt" style:font-weight-asian="bold" style:font-size-complex="14pt"/>
    </style:style>
    <style:style style:name="P15" style:family="paragraph" style:parent-style-name="Normal">
      <style:text-properties fo:color="#548dd4" loext:opacity="100%" style:font-name="Century Gothic" fo:font-size="9pt" fo:language="fr" fo:country="FR" style:font-size-asian="9pt" style:font-size-complex="11pt"/>
    </style:style>
    <style:style style:name="P16" style:family="paragraph" style:parent-style-name="Normal">
      <style:text-properties fo:color="#548dd4" loext:opacity="100%" style:font-name="Century Gothic" fo:font-size="9pt" fo:language="fr" fo:country="FR" officeooo:rsid="001215ea" style:font-size-asian="9pt" style:font-size-complex="11pt"/>
    </style:style>
    <style:style style:name="P17" style:family="paragraph" style:parent-style-name="Normal">
      <style:text-properties fo:color="#548dd4" loext:opacity="100%" style:font-name="Century Gothic" fo:font-size="9pt" fo:language="fr" fo:country="FR" officeooo:rsid="001215ea" officeooo:paragraph-rsid="001215ea" style:font-size-asian="9pt" style:font-size-complex="11pt"/>
    </style:style>
    <style:style style:name="P18" style:family="paragraph" style:parent-style-name="Normal">
      <style:text-properties fo:color="#548dd4" loext:opacity="100%" style:font-name="Century Gothic" fo:font-size="9pt" fo:language="fr" fo:country="FR" officeooo:paragraph-rsid="001b6759" style:font-size-asian="9pt" style:font-size-complex="11pt"/>
    </style:style>
    <style:style style:name="P19" style:family="paragraph" style:parent-style-name="Normal">
      <style:text-properties fo:color="#548dd4" loext:opacity="100%" style:font-name="Century Gothic" fo:font-size="11pt" fo:language="fr" fo:country="FR" style:font-size-asian="11pt" style:font-size-complex="11pt"/>
    </style:style>
    <style:style style:name="P20" style:family="paragraph" style:parent-style-name="Normal">
      <style:text-properties fo:color="#548dd4" loext:opacity="100%" style:font-name="Century Gothic" fo:font-size="10pt" officeooo:paragraph-rsid="001b6759" style:font-size-asian="10pt" style:font-size-complex="10pt"/>
    </style:style>
    <style:style style:name="P21" style:family="paragraph" style:parent-style-name="Normal">
      <style:text-properties fo:color="#548dd4" loext:opacity="100%" style:font-name="Century Gothic" fo:font-size="15pt" fo:language="fr" fo:country="FR" style:font-size-asian="15pt" style:font-size-complex="15pt"/>
    </style:style>
    <style:style style:name="P22" style:family="paragraph" style:parent-style-name="Normal">
      <style:text-properties style:font-name="Century Gothic" fo:font-size="11pt" fo:language="fr" fo:country="FR" officeooo:rsid="00104088" officeooo:paragraph-rsid="00104088" style:font-size-asian="11pt" style:language-asian="es" style:country-asian="ES"/>
    </style:style>
    <style:style style:name="P23" style:family="paragraph" style:parent-style-name="Normal">
      <style:text-properties style:font-name="Century Gothic" fo:font-size="11pt" style:font-size-asian="11pt"/>
    </style:style>
    <style:style style:name="P24" style:family="paragraph" style:parent-style-name="Normal">
      <style:text-properties style:font-name="Century Gothic" fo:font-size="11pt" fo:font-weight="bold" style:font-size-asian="11pt" style:font-weight-asian="bold"/>
    </style:style>
    <style:style style:name="P25" style:family="paragraph" style:parent-style-name="Normal" style:master-page-name="">
      <style:paragraph-properties fo:margin-left="0cm" fo:margin-right="0.609cm" fo:hyphenation-ladder-count="no-limit" fo:text-indent="0cm" style:auto-text-indent="false" style:page-number="auto"/>
      <style:text-properties fo:color="#808080" loext:opacity="100%" style:font-name="Century Gothic" fo:font-size="11pt" fo:language="fr" fo:country="FR" officeooo:rsid="0015274d" officeooo:paragraph-rsid="0015274d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margin-left="0cm" fo:margin-right="0.609cm" fo:hyphenation-ladder-count="no-limit" fo:text-indent="0cm" style:auto-text-indent="false"/>
      <style:text-properties fo:color="#808080" loext:opacity="100%" style:font-name="Century Gothic" fo:font-size="11pt" fo:language="fr" fo:country="FR" officeooo:rsid="0015274d" officeooo:paragraph-rsid="001d188d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">
      <style:text-properties fo:font-style="italic" style:font-style-asian="italic"/>
    </style:style>
    <style:style style:name="P28" style:family="paragraph" style:parent-style-name="Normal">
      <style:text-properties officeooo:paragraph-rsid="00088827"/>
    </style:style>
    <style:style style:name="P29" style:family="paragraph" style:parent-style-name="Normal">
      <style:text-properties officeooo:paragraph-rsid="0015274d"/>
    </style:style>
    <style:style style:name="P30" style:family="paragraph" style:parent-style-name="Normal">
      <style:text-properties officeooo:paragraph-rsid="001b6759"/>
    </style:style>
    <style:style style:name="P31" style:family="paragraph" style:parent-style-name="Normal">
      <style:paragraph-properties fo:text-align="center" style:justify-single-word="false"/>
      <style:text-properties fo:color="#a6a6a6" loext:opacity="100%" style:font-name="Century Gothic" fo:font-size="10pt" style:font-size-asian="10pt" style:font-size-complex="10pt"/>
    </style:style>
    <style:style style:name="P32" style:family="paragraph" style:parent-style-name="Normal">
      <style:paragraph-properties fo:text-align="end" style:justify-single-word="false"/>
      <style:text-properties fo:color="#a6a6a6" loext:opacity="100%" fo:font-size="14pt" officeooo:rsid="0028b28b" officeooo:paragraph-rsid="0028b28b" style:font-size-asian="14pt"/>
    </style:style>
    <style:style style:name="P33" style:family="paragraph" style:parent-style-name="Normal" style:master-page-name="MP0">
      <style:paragraph-properties fo:margin-left="-1.958cm" fo:margin-right="0cm" fo:hyphenation-ladder-count="no-limit" fo:text-indent="-2.037cm" style:auto-text-indent="false" style:page-number="auto" fo:break-before="page"/>
      <style:text-properties fo:hyphenate="false" loext:hyphenation-no-caps="false" loext:hyphenation-no-last-word="false" loext:hyphenation-word-char-count="no-limit" loext:hyphenation-zone="no-limit"/>
    </style:style>
    <style:style style:name="P34" style:family="paragraph" style:parent-style-name="Normal">
      <style:paragraph-properties fo:text-align="center" style:justify-single-word="false"/>
      <style:text-properties fo:color="#a6a6a6" loext:opacity="100%" style:font-name="Century Gothic" fo:font-size="10pt" fo:font-weight="bold" officeooo:rsid="0028b28b" officeooo:paragraph-rsid="0028b28b" style:font-size-asian="10pt" style:font-weight-asian="bold" style:font-size-complex="10pt"/>
    </style:style>
    <style:style style:name="P35" style:family="paragraph" style:parent-style-name="Normal" style:list-style-name="L1">
      <style:text-properties officeooo:paragraph-rsid="0022f0bf"/>
    </style:style>
    <style:style style:name="P36" style:family="paragraph" style:parent-style-name="Normal" style:list-style-name="L1">
      <style:text-properties officeooo:paragraph-rsid="00232087"/>
    </style:style>
    <style:style style:name="P37" style:family="paragraph" style:parent-style-name="Normal">
      <style:text-properties fo:color="#000000" loext:opacity="100%" style:font-name="Century Gothic" fo:font-size="9pt" fo:language="fr" fo:country="FR" style:font-size-asian="9pt" style:font-size-complex="9pt"/>
    </style:style>
    <style:style style:name="P38" style:family="paragraph" style:parent-style-name="Normal" style:list-style-name="L2">
      <style:text-properties fo:color="#000000" loext:opacity="100%" style:font-name="Century Gothic" fo:font-size="9pt" fo:language="fr" fo:country="FR" officeooo:rsid="0031b1f6" officeooo:paragraph-rsid="0031b1f6" style:font-size-asian="9pt" style:font-size-complex="9pt"/>
    </style:style>
    <style:style style:name="P39" style:family="paragraph">
      <style:paragraph-properties style:writing-mode="lr-tb"/>
    </style:style>
    <style:style style:name="P40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41" style:family="paragraph">
      <loext:graphic-properties draw:fill="none"/>
      <style:paragraph-properties style:writing-mode="lr-tb" style:font-independent-line-spacing="false"/>
    </style:style>
    <style:style style:name="P42" style:family="paragraph">
      <style:paragraph-properties style:writing-mode="lr-tb"/>
      <style:text-properties fo:font-size="12pt"/>
    </style:style>
    <style:style style:name="P43" style:family="paragraph">
      <loext:graphic-properties draw:fill="none"/>
      <style:paragraph-properties style:writing-mode="lr-tb" style:font-independent-line-spacing="false"/>
      <style:text-properties fo:font-size="12pt"/>
    </style:style>
    <style:style style:name="P44" style:family="paragraph">
      <loext:graphic-properties draw:fill="none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46" style:family="paragraph">
      <loext:graphic-properties draw:fill="solid" draw:fill-color="#cfe7f5" draw:opacity="100%"/>
      <style:paragraph-properties style:writing-mode="lr-tb" style:font-independent-line-spacing="false"/>
    </style:style>
    <style:style style:name="T1" style:family="text">
      <style:text-properties fo:color="#000000" loext:opacity="100%" style:font-name="Century Gothic" fo:font-size="11pt" fo:language="fr" fo:country="FR" officeooo:rsid="0015274d" style:font-size-asian="11pt" style:font-size-complex="11pt"/>
    </style:style>
    <style:style style:name="T2" style:family="text">
      <style:text-properties fo:color="#000000" loext:opacity="100%" style:font-name="Century Gothic" fo:font-size="11pt" fo:language="fr" fo:country="FR" officeooo:rsid="00232087" style:font-size-asian="11pt" style:font-size-complex="11pt"/>
    </style:style>
    <style:style style:name="T3" style:family="text">
      <style:text-properties fo:color="#000000" loext:opacity="100%" style:font-name="Century Gothic" fo:font-size="11pt" fo:language="fr" fo:country="FR" officeooo:rsid="0023dbd0" style:font-size-asian="11pt" style:font-size-complex="11pt"/>
    </style:style>
    <style:style style:name="T4" style:family="text">
      <style:text-properties fo:color="#000000" loext:opacity="100%" style:font-name="Century Gothic" fo:font-size="9pt" fo:language="fr" fo:country="FR" officeooo:rsid="0022f0bf" style:font-size-asian="9pt" style:font-size-complex="9pt"/>
    </style:style>
    <style:style style:name="T5" style:family="text">
      <style:text-properties fo:color="#000000" loext:opacity="100%" style:font-name="Century Gothic" fo:font-size="9pt" fo:language="fr" fo:country="FR" officeooo:rsid="00232087" style:font-size-asian="9pt" style:font-size-complex="9pt"/>
    </style:style>
    <style:style style:name="T6" style:family="text">
      <style:text-properties fo:color="#548dd4" loext:opacity="100%" style:font-name="Century Gothic" fo:font-size="11pt" fo:language="fr" fo:country="FR" fo:font-weight="bold" style:font-size-asian="11pt" style:font-weight-asian="bold" style:font-size-complex="11pt"/>
    </style:style>
    <style:style style:name="T7" style:family="text">
      <style:text-properties fo:color="#548dd4" loext:opacity="100%" style:font-name="Century Gothic" fo:font-size="11pt" fo:language="fr" fo:country="FR" fo:font-weight="bold" officeooo:rsid="00088827" style:font-size-asian="11pt" style:font-weight-asian="bold" style:font-size-complex="11pt"/>
    </style:style>
    <style:style style:name="T8" style:family="text">
      <style:text-properties fo:color="#548dd4" loext:opacity="100%" style:font-name="Century Gothic" fo:font-size="11pt" fo:language="fr" fo:country="FR" fo:font-style="italic" fo:font-weight="bold" officeooo:rsid="00088827" style:font-size-asian="11pt" style:font-style-asian="italic" style:font-weight-asian="bold" style:font-size-complex="11pt"/>
    </style:style>
    <style:style style:name="T9" style:family="text">
      <style:text-properties fo:color="#0070c0" loext:opacity="100%" style:font-name="Century Gothic" fo:font-size="11pt" fo:language="fr" fo:country="FR" fo:font-weight="bold" style:font-size-asian="11pt" style:font-weight-asian="bold" style:font-size-complex="11pt"/>
    </style:style>
    <style:style style:name="T10" style:family="text">
      <style:text-properties fo:color="#0070c0" loext:opacity="100%" style:font-name="Century Gothic" fo:font-size="11pt" fo:language="fr" fo:country="FR" fo:font-weight="bold" officeooo:rsid="00088827" style:font-size-asian="11pt" style:font-weight-asian="bold" style:font-size-complex="11pt"/>
    </style:style>
    <style:style style:name="T11" style:family="text">
      <style:text-properties fo:color="#0070c0" loext:opacity="100%" style:font-name="Century Gothic" fo:font-size="11pt" fo:language="fr" fo:country="FR" fo:font-weight="bold" officeooo:rsid="0014b59d" style:font-size-asian="11pt" style:font-weight-asian="bold" style:font-size-complex="11pt"/>
    </style:style>
    <style:style style:name="T12" style:family="text">
      <style:text-properties fo:color="#0070c0" loext:opacity="100%" style:font-name="Century Gothic" fo:font-size="11pt" fo:language="fr" fo:country="FR" style:font-size-asian="11pt" style:font-size-complex="11pt"/>
    </style:style>
    <style:style style:name="T13" style:family="text">
      <style:text-properties fo:color="#0070c0" loext:opacity="100%" style:font-name="Century Gothic" fo:font-size="11pt" fo:language="fr" fo:country="FR" officeooo:rsid="00088827" style:font-size-asian="11pt" style:font-size-complex="11pt"/>
    </style:style>
    <style:style style:name="T14" style:family="text">
      <style:text-properties fo:color="#0070c0" loext:opacity="100%" style:font-name="Century Gothic" fo:font-size="11pt" fo:language="fr" fo:country="FR" officeooo:rsid="000a78e3" style:font-size-asian="11pt" style:font-size-complex="11pt"/>
    </style:style>
    <style:style style:name="T15" style:family="text">
      <style:text-properties fo:color="#0070c0" loext:opacity="100%" style:font-name="Century Gothic" fo:font-size="11pt" fo:language="fr" fo:country="FR" officeooo:rsid="000e15b4" style:font-size-asian="11pt" style:font-size-complex="11pt"/>
    </style:style>
    <style:style style:name="T16" style:family="text">
      <style:text-properties fo:color="#0070c0" loext:opacity="100%" style:font-name="Century Gothic" fo:font-size="11pt" fo:language="fr" fo:country="FR" officeooo:rsid="0014b59d" style:font-size-asian="11pt" style:font-size-complex="11pt"/>
    </style:style>
    <style:style style:name="T17" style:family="text">
      <style:text-properties fo:color="#0070c0" loext:opacity="100%" style:text-position="super 58%" style:font-name="Century Gothic" fo:font-size="11pt" fo:language="fr" fo:country="FR" officeooo:rsid="0014b59d" style:font-size-asian="11pt" style:font-size-complex="11pt"/>
    </style:style>
    <style:style style:name="T18" style:family="text">
      <style:text-properties fo:language="fr" fo:country="FR"/>
    </style:style>
    <style:style style:name="T19" style:family="text">
      <style:text-properties fo:language="fr" fo:country="FR" officeooo:rsid="0015847b"/>
    </style:style>
    <style:style style:name="T20" style:family="text">
      <style:text-properties fo:font-size="8pt" fo:language="fr" fo:country="FR" style:font-size-asian="8pt" style:font-size-complex="8pt"/>
    </style:style>
    <style:style style:name="T21" style:family="text">
      <style:text-properties officeooo:rsid="00067a20"/>
    </style:style>
    <style:style style:name="T22" style:family="text">
      <style:text-properties officeooo:rsid="000fa65e"/>
    </style:style>
    <style:style style:name="T23" style:family="text">
      <style:text-properties officeooo:rsid="0014b59d"/>
    </style:style>
    <style:style style:name="T24" style:family="text">
      <style:text-properties officeooo:rsid="0015274d"/>
    </style:style>
    <style:style style:name="T25" style:family="text">
      <style:text-properties fo:font-size="11pt" officeooo:rsid="0015274d" style:font-size-asian="11pt" style:font-size-complex="11pt"/>
    </style:style>
    <style:style style:name="T26" style:family="text">
      <style:text-properties fo:font-size="11pt" officeooo:rsid="001d6c7b" style:font-size-asian="11pt" style:font-size-complex="11pt"/>
    </style:style>
    <style:style style:name="T27" style:family="text">
      <style:text-properties style:font-name="Century Gothic" fo:font-size="11pt" fo:language="fr" fo:country="FR" officeooo:rsid="0015274d" style:font-size-asian="11pt" style:font-size-complex="11pt"/>
    </style:style>
    <style:style style:name="T28" style:family="text">
      <style:text-properties style:font-name="Century Gothic" fo:font-size="11pt" fo:language="fr" fo:country="FR" officeooo:rsid="00164d65" style:font-size-asian="11pt" style:font-size-complex="11pt"/>
    </style:style>
    <style:style style:name="T29" style:family="text">
      <style:text-properties style:font-name="Century Gothic" fo:font-size="11pt" fo:language="fr" fo:country="FR" officeooo:rsid="001a2352" style:font-size-asian="11pt" style:font-size-complex="11pt"/>
    </style:style>
    <style:style style:name="T30" style:family="text">
      <style:text-properties fo:font-size="9pt" fo:language="fr" fo:country="FR" officeooo:rsid="001215ea" style:font-size-asian="9pt" style:font-size-complex="11pt"/>
    </style:style>
    <style:style style:name="T31" style:family="text">
      <style:text-properties fo:font-size="36pt" fo:language="fr" fo:country="FR" style:font-size-asian="36pt" style:language-asian="es" style:country-asian="ES" style:font-size-complex="36pt"/>
    </style:style>
    <style:style style:name="T32" style:family="text">
      <style:text-properties fo:font-size="36pt" fo:language="fr" fo:country="FR" officeooo:rsid="002785c5" style:font-size-asian="36pt" style:language-asian="es" style:country-asian="ES" style:font-size-complex="36pt"/>
    </style:style>
    <style:style style:name="T33" style:family="text">
      <style:text-properties fo:font-size="36pt" fo:language="fr" fo:country="FR" officeooo:rsid="002f5b32" style:font-size-asian="36pt" style:language-asian="es" style:country-asian="ES" style:font-size-complex="36pt"/>
    </style:style>
    <style:style style:name="T34" style:family="text">
      <style:text-properties officeooo:rsid="0029be7d"/>
    </style:style>
    <style:style style:name="T35" style:family="text">
      <style:text-properties officeooo:rsid="002b9b4c"/>
    </style:style>
    <style:style style:name="T36" style:family="text">
      <style:text-properties fo:color="#000000" loext:opacity="100%" style:font-name="Century Gothic" fo:font-size="18pt" fo:language="en" fo:country="US" fo:font-weight="bold" style:font-size-asian="18pt" style:font-weight-asian="bold" style:font-size-complex="14pt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MS Mincho" style:font-size-asian="18pt" style:language-asian="fr" style:country-asian="FR" style:font-style-asian="normal" style:font-weight-asian="bold" style:font-name-complex="Times New Roman" style:font-size-complex="14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cfe7f5" style:background-transparency="0%" draw:fill="solid" draw:fill-color="#cfe7f5" draw:opacity="100%" fo:padding="0.254cm" fo:border="none" style:writing-mode="lr-tb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-left="0.254cm" fo:padding-right="0.254cm" fo:padding-top="0.127cm" fo:padding-bottom="0.127cm" fo:border="none" style:writing-mode="lr-tb" loext:rel-height-rel="paragraph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ffffff" draw:opacity="100%" draw:textarea-horizontal-align="left" draw:textarea-vertical-align="top" draw:auto-grow-height="false" draw:auto-grow-width="false" fo:min-height="0.623cm" fo:min-width="10.723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26cm" svg:stroke-color="#00b0f0" svg:stroke-opacity="100%" draw:stroke-linejoin="round" draw:fill="none" fo:padding-top="-0.019cm" fo:padding-bottom="-0.019cm" fo:padding-left="-0.019cm" fo:padding-right="-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cfe7f5" draw:opacity="100%" draw:textarea-horizontal-align="left" draw:textarea-vertical-align="top" draw:auto-grow-height="false" draw:auto-grow-width="false" fo:min-height="18.978cm" fo:min-width="5.479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3" draw:name="Cuadro de texto 58" text:anchor-type="paragraph" svg:y="-4.085cm" svg:width="20.99cm" style:rel-width="scale" svg:height="3.531cm" style:rel-height="13%" draw:z-index="7"><draw:text-box><text:p text:style-name="P13"><text:span text:style-name="Default_20_Paragraph_20_Font"><text:span text:style-name="T32">S</text:span></text:span><text:span text:style-name="Default_20_Paragraph_20_Font"><text:span text:style-name="T31">tage du 21 </text:span></text:span><text:span text:style-name="Default_20_Paragraph_20_Font"><text:span text:style-name="T32">mai</text:span></text:span><text:span text:style-name="Default_20_Paragraph_20_Font"><text:span text:style-name="T31"> </text:span></text:span><text:span text:style-name="Default_20_Paragraph_20_Font"><text:span text:style-name="T32">2024</text:span></text:span><text:span text:style-name="Default_20_Paragraph_20_Font"><text:span text:style-name="T31"> mai au 28 juin 202</text:span></text:span><text:span text:style-name="Default_20_Paragraph_20_Font"><text:span text:style-name="T32">4 </text:span></text:span><text:span text:style-name="Default_20_Paragraph_20_Font"><text:span text:style-name="T33">en informatique/réseau</text:span></text:span></text:p><text:p text:style-name="P2"/><text:p text:style-name="P3"/></draw:text-box></draw:frame></text:p>
      <text:p text:style-name="Normal"/>
      <text:p text:style-name="Normal"/>
      <text:p text:style-name="Normal"/>
      <text:p text:style-name="Normal"><draw:connector text:anchor-type="paragraph" draw:z-index="3" draw:name="AutoShape 217" draw:style-name="gr4" draw:text-style-name="P44" draw:type="line" svg:x1="-12.397cm" svg:y1="0.044cm" svg:x2="-11.997cm" svg:y2="0.044cm" svg:d="M-12397 44h400" svg:viewBox="0 0 402 2"><text:p/></draw:connector></text:p>
      <text:p text:style-name="Normal"/>
      <text:p text:style-name="Normal"/>
      <text:p text:style-name="Normal"><draw:frame draw:style-name="fr1" draw:name="Cuadro de texto 66" text:anchor-type="paragraph" svg:x="-1.448cm" svg:y="0.06cm" svg:width="19.369cm" style:rel-width="scale" svg:height="1.649cm" style:rel-height="scale" draw:z-index="8"><draw:text-box><text:p text:style-name="P31">Adresse <text:span text:style-name="T21">06 rue de </text:span><text:span text:style-name="T23">V</text:span><text:span text:style-name="T21">ilbert 77390 –</text:span> Téléphone : <text:span text:style-name="T21">06 63 73 97 34</text:span> <text:s/>- <text:s text:c="2"/>E-mail <text:s text:c="2"/><text:a xlink:type="simple" xlink:href="mailto:benjamin.barthelemy77@gmail.com" text:style-name="Internet_20_link" text:visited-style-name="Visited_20_Internet_20_Link"><text:span text:style-name="T21">benjamin.barthelemy77</text:span>@<text:span text:style-name="T22">gm</text:span><text:span text:style-name="T21">ail.com</text:span></text:a></text:p><text:p text:style-name="P34">Age 18:Date de naissance 14/05/2005</text:p><text:p text:style-name="P32"/></draw:text-box></draw:frame></text:p>
      <text:p text:style-name="Normal"/>
      <text:p text:style-name="P27"/>
      <text:p text:style-name="P1"><draw:frame draw:style-name="fr1" draw:name="Cuadro de texto 8" text:anchor-type="paragraph" svg:x="0cm" svg:y="17.946cm" svg:width="10.393cm" style:rel-width="scale" svg:height="4.191cm" style:rel-height="scale" draw:z-index="1"><draw:text-box><text:p text:style-name="P28"><text:span text:style-name="Default_20_Paragraph_20_Font"><text:span text:style-name="T10">2020/2023</text:span></text:span><text:span text:style-name="Default_20_Paragraph_20_Font"><text:span text:style-name="T6"> <text:s/></text:span></text:span><text:span text:style-name="Default_20_Paragraph_20_Font"><text:span text:style-name="T9"><text:s/></text:span></text:span><text:span text:style-name="Default_20_Paragraph_20_Font"><text:span text:style-name="T12"><text:s text:c="6"/></text:span></text:span><text:span text:style-name="Default_20_Paragraph_20_Font"><text:span text:style-name="T13">BAC Professionnelle SN </text:span></text:span><text:span text:style-name="Default_20_Paragraph_20_Font"><text:span text:style-name="T15">option</text:span></text:span><text:span text:style-name="Default_20_Paragraph_20_Font"><text:span text:style-name="T13"> </text:span></text:span><text:span text:style-name="Default_20_Paragraph_20_Font"><text:span text:style-name="T15">c</text:span></text:span><text:span text:style-name="Default_20_Paragraph_20_Font"><text:span text:style-name="T13"> </text:span></text:span><text:span text:style-name="Default_20_Paragraph_20_Font"><text:span text:style-name="T15">r</text:span></text:span><text:span text:style-name="Default_20_Paragraph_20_Font"><text:span text:style-name="T13">is</text:span></text:span><text:span text:style-name="Default_20_Paragraph_20_Font"><text:span text:style-name="T15">c </text:span></text:span></text:p><text:p text:style-name="P28"><text:span text:style-name="Default_20_Paragraph_20_Font"><text:span text:style-name="T7">Melun-France <text:s/>Saint Aspais</text:span></text:span><text:span text:style-name="Default_20_Paragraph_20_Font"><text:span text:style-name="T6"> <text:s text:c="2"/></text:span></text:span></text:p><text:p text:style-name="P28"><text:span text:style-name="Default_20_Paragraph_20_Font"><text:span text:style-name="T6"/></text:span></text:p><text:p text:style-name="P28"><text:span text:style-name="Default_20_Paragraph_20_Font"><text:span text:style-name="T10">202</text:span></text:span><text:span text:style-name="Default_20_Paragraph_20_Font"><text:span text:style-name="T11">3</text:span></text:span><text:span text:style-name="Default_20_Paragraph_20_Font"><text:span text:style-name="T10">/202</text:span></text:span><text:span text:style-name="Default_20_Paragraph_20_Font"><text:span text:style-name="T11">5</text:span></text:span><text:span text:style-name="Default_20_Paragraph_20_Font"><text:span text:style-name="T6"> <text:s/></text:span></text:span><text:span text:style-name="Default_20_Paragraph_20_Font"><text:span text:style-name="T9"><text:s/></text:span></text:span><text:span text:style-name="Default_20_Paragraph_20_Font"><text:span text:style-name="T12"><text:s text:c="6"/></text:span></text:span><text:span text:style-name="Default_20_Paragraph_20_Font"><text:span text:style-name="T13">BTS CIO SISR </text:span></text:span><text:span text:style-name="Default_20_Paragraph_20_Font"><text:span text:style-name="T14">(en cours </text:span></text:span><text:span text:style-name="Default_20_Paragraph_20_Font"><text:span text:style-name="T16">1</text:span></text:span><text:span text:style-name="Default_20_Paragraph_20_Font"><text:span text:style-name="T17">er</text:span></text:span><text:span text:style-name="Default_20_Paragraph_20_Font"><text:span text:style-name="T16"> année</text:span></text:span><text:span text:style-name="Default_20_Paragraph_20_Font"><text:span text:style-name="T14">)</text:span></text:span></text:p><text:p text:style-name="P28"><text:span text:style-name="Default_20_Paragraph_20_Font"><text:span text:style-name="T8">Melun-France <text:s/>Saint Aspais <text:s/></text:span></text:span></text:p></draw:text-box></draw:frame><draw:frame draw:style-name="fr2" draw:name="Cuadro de texto 61" text:anchor-type="paragraph" svg:x="12.762cm" svg:y="17.688cm" svg:width="5.188cm" style:rel-width="scale" svg:height="2.535cm" style:rel-height="scale" draw:z-index="12"><draw:text-box><text:p text:style-name="P22">Jeux vidéo</text:p><text:p text:style-name="P22">Musique </text:p><text:p text:style-name="P22">Sortir avec mes amis</text:p><text:p text:style-name="P23"/><text:p text:style-name="P23"/><text:p text:style-name="P23"/><text:p text:style-name="P24"/><text:p text:style-name="P23"/></draw:text-box></draw:frame><draw:custom-shape text:anchor-type="paragraph" draw:z-index="10" draw:name="Rectangle 70" draw:style-name="gr2" draw:text-style-name="P43" svg:width="5.502cm" svg:height="0.98cm" svg:x="12.48cm" svg:y="11.668cm"><text:p text:style-name="P42"><text:span text:style-name="T36">LANGUES</text:span></text:p><draw:enhanced-geometry svg:viewBox="0 0 21600 21600" draw:type="non-primitive" draw:enhanced-path="M 0 0 L 21600 0 21600 21600 0 21600 Z N"/></draw:custom-shape><draw:frame draw:style-name="fr2" draw:name="Cuadro de texto 6" text:anchor-type="paragraph" svg:x="12.725cm" svg:y="13.173cm" svg:width="5.188cm" style:rel-width="scale" svg:height="2.177cm" style:rel-height="scale" draw:z-index="5"><draw:text-box><text:p text:style-name="P23"><text:span text:style-name="T18">Anglais: </text:span><text:span text:style-name="T19">opérationnelle</text:span></text:p><text:p text:style-name="P24"/><text:p text:style-name="P23"/></draw:text-box></draw:frame><draw:frame draw:style-name="fr2" draw:name="Cuadro de texto 5" text:anchor-type="paragraph" svg:x="12.654cm" svg:y="5.775cm" svg:width="5.161cm" style:rel-width="scale" svg:height="5.895cm" style:rel-height="scale" draw:z-index="6"><draw:text-box><text:p text:style-name="P8">Les base du Cisco<text:line-break/><text:tab/> DHCP</text:p><text:p text:style-name="P8"><text:tab/>VLAN</text:p><text:p text:style-name="P8"><text:tab/>IP</text:p><text:p text:style-name="P8"><text:tab/>IPV6</text:p><text:p text:style-name="P8"><text:tab/>ROUTAGE</text:p><text:p text:style-name="P8"><text:tab/><text:span text:style-name="T34">INTER-VLAN<text:line-break/></text:span><text:span text:style-name="T35">Connaissance</text:span><text:span text:style-name="T34"> de Putty,de Rufus, </text:span><text:span text:style-name="T35">de Windows et de plusieurs protocole (IP,TCP,UDP)</text:span></text:p><text:p text:style-name="P7"/><text:p text:style-name="P6"/></draw:text-box></draw:frame><draw:custom-shape text:anchor-type="paragraph" draw:z-index="2" draw:name="Rectangle 48" draw:style-name="gr3" draw:text-style-name="P40" svg:width="11.401cm" svg:height="0.953cm" svg:x="-0.238cm" svg:y="16.993cm"><text:p text:style-name="P39"><text:span text:style-name="T36">FORMATIONS</text:span></text:p><draw:enhanced-geometry svg:viewBox="0 0 21600 21600" draw:type="non-primitive" draw:enhanced-path="M 0 0 L 21600 0 21600 21600 0 21600 Z N"/></draw:custom-shape><draw:custom-shape text:anchor-type="paragraph" draw:z-index="9" draw:name="Rectangle 48" draw:style-name="gr3" draw:text-style-name="P40" svg:width="11.231cm" svg:height="0.877cm" svg:x="-0.265cm" svg:y="2.838cm"><text:p text:style-name="P39"><text:span text:style-name="T36">EXPERIENCES PROFESSIONNELLES</text:span></text:p><draw:enhanced-geometry svg:viewBox="0 0 21600 21600" draw:type="non-primitive" draw:enhanced-path="M 0 0 L 21600 0 21600 21600 0 21600 Z N"/></draw:custom-shape><draw:frame draw:style-name="fr1" draw:name="Cuadro de texto 10" text:anchor-type="paragraph" svg:x="3.007cm" svg:y="4.002cm" svg:width="9.474cm" style:rel-width="scale" svg:height="12.663cm" style:rel-height="scale" draw:z-index="14"><draw:text-box><text:p text:style-name="P29"><text:span text:style-name="Default_20_Paragraph_20_Font"><text:span text:style-name="T1">INFO 26</text:span></text:span></text:p><text:p text:style-name="P26">Stagiaire</text:p><text:list text:style-name="L1"><text:list-item><text:p text:style-name="P35"><text:span text:style-name="T4">Installation et mise en route d’un système informatique </text:span><text:span text:style-name="T5">et réseau</text:span></text:p></text:list-item><text:list-item><text:p text:style-name="P36"><text:span text:style-name="Default_20_Paragraph_20_Font"><text:span text:style-name="T2">Résolution de </text:span></text:span><text:span text:style-name="Default_20_Paragraph_20_Font"><text:span text:style-name="T3">problème et d’erreur réseau</text:span></text:span></text:p></text:list-item></text:list><text:p text:style-name="P30"><text:span text:style-name="Default_20_Paragraph_20_Font"><text:span text:style-name="T1">INFO 26</text:span></text:span></text:p><text:p text:style-name="P25">Stagiaire</text:p><text:p text:style-name="P4">Missions ou tâches réalisées : </text:p><text:list text:style-name="L2"><text:list-item><text:p text:style-name="P38">Installation et paramétrage d’un Switch en vue d’un remplacement</text:p></text:list-item><text:list-item><text:p text:style-name="P38">Recherche et installation de paramétré de sécurité Windows </text:p></text:list-item></text:list><text:p text:style-name="P4"/><text:p text:style-name="P4"/><text:p text:style-name="P9"/><text:p text:style-name="P5"><text:span text:style-name="Default_20_Paragraph_20_Font"><text:span text:style-name="T25"/></text:span></text:p><text:p text:style-name="P5"><text:span text:style-name="Default_20_Paragraph_20_Font"><text:span text:style-name="T25"/></text:span></text:p><text:p text:style-name="P5"><text:span text:style-name="Default_20_Paragraph_20_Font"><text:span text:style-name="T25"/></text:span></text:p><text:p text:style-name="P5"><text:span text:style-name="Default_20_Paragraph_20_Font"><text:span text:style-name="T25"/></text:span></text:p><text:p text:style-name="P5"><text:span text:style-name="Default_20_Paragraph_20_Font"><text:span text:style-name="T25"/></text:span></text:p><text:p text:style-name="P5"><text:span text:style-name="Default_20_Paragraph_20_Font"><text:span text:style-name="T25">Projet terminal SN  </text:span></text:span><text:span text:style-name="Default_20_Paragraph_20_Font"><text:span text:style-name="T26">2022 -2023</text:span></text:span><text:span text:style-name="Default_20_Paragraph_20_Font"><text:span text:style-name="T25">:</text:span></text:span></text:p><text:p text:style-name="P10"><text:span text:style-name="Default_20_Paragraph_20_Font"><text:span text:style-name="T27">Création et entretient d’un serveur interne en </text:span></text:span></text:p><text:p text:style-name="P10"><text:span text:style-name="Default_20_Paragraph_20_Font"><text:span text:style-name="T27">classe sous Linux Qui le but était d’être un serveur de fichier et de messagerie entre élevé et profe</text:span></text:span><text:span text:style-name="Default_20_Paragraph_20_Font"><text:span text:style-name="T28">sseur</text:span></text:span><text:span text:style-name="Default_20_Paragraph_20_Font"><text:span text:style-name="T29">s</text:span></text:span></text:p></draw:text-box></draw:frame><draw:frame draw:style-name="fr1" draw:name="Cuadro de texto 9" text:anchor-type="paragraph" svg:x="-0.026cm" svg:y="3.835cm" svg:width="3.219cm" style:rel-width="scale" svg:height="6.733cm" style:rel-height="scale" draw:z-index="13"><draw:text-box><text:p text:style-name="P18">Du <text:span text:style-name="T24">23</text:span>/<text:span text:style-name="T24">01</text:span>/<text:span text:style-name="T24">2023</text:span> </text:p><text:p text:style-name="P18">au <text:span text:style-name="T24">23</text:span>/<text:span text:style-name="T24">02</text:span>/<text:span text:style-name="T24">2023</text:span> </text:p><text:p text:style-name="P20"><text:span text:style-name="T30">Paris, France</text:span><text:span text:style-name="T20"> <text:s text:c="23"/></text:span><text:span text:style-name="T18"><text:s/></text:span></text:p><text:p text:style-name="P15"/><text:p text:style-name="P15"/><text:p text:style-name="P15"/><text:p text:style-name="P15"/><text:p text:style-name="P15"/><text:p text:style-name="P15">Du <text:span text:style-name="T24">21</text:span>/<text:span text:style-name="T24">11</text:span>/<text:span text:style-name="T24">2022</text:span></text:p><text:p text:style-name="P15">au <text:span text:style-name="T24">16</text:span>/<text:span text:style-name="T24">12</text:span>/<text:span text:style-name="T24">2022</text:span> </text:p><text:p text:style-name="P17">Paris, France</text:p><text:p text:style-name="P15"/><text:p text:style-name="P15"/><text:p text:style-name="P15"/><text:p text:style-name="P15"/><text:p text:style-name="P21"/><text:p text:style-name="P16"/><text:p text:style-name="P15"/><text:p text:style-name="P15"/><text:p text:style-name="P15"/><text:p text:style-name="P15"/><text:p text:style-name="P15"/><text:p text:style-name="P15"/><text:p text:style-name="P19"/><text:p text:style-name="P15"/><text:p text:style-name="P16"/></draw:text-box></draw:frame><draw:custom-shape text:anchor-type="paragraph" draw:z-index="11" draw:name="Rectangle 70" draw:style-name="gr2" draw:text-style-name="P41" svg:width="5.425cm" svg:height="1.183cm" svg:x="12.674cm" svg:y="16.284cm"><text:p text:style-name="P39"><text:span text:style-name="T36">INTÉRÊTS</text:span></text:p><draw:enhanced-geometry svg:viewBox="0 0 21600 21600" draw:type="non-primitive" draw:enhanced-path="M 0 0 L 21600 0 21600 21600 0 21600 Z N"/></draw:custom-shape><draw:custom-shape text:anchor-type="paragraph" draw:z-index="15" draw:name="Rectangle 1" draw:style-name="gr1" draw:text-style-name="P40" svg:width="11.231cm" svg:height="0.877cm" svg:x="-0.434cm" svg:y="10.5cm"><text:p text:style-name="P39"><text:span text:style-name="T36">EXPERIENCES PROFESSIONNELLES AU LYCEE</text:span></text:p><draw:enhanced-geometry svg:viewBox="0 0 21600 21600" draw:type="non-primitive" draw:enhanced-path="M 0 0 L 21600 0 21600 21600 0 21600 Z N"/></draw:custom-shape><draw:custom-shape text:anchor-type="paragraph" draw:z-index="0" draw:name="Rectangle 70" draw:style-name="gr5" draw:text-style-name="P46" svg:width="5.987cm" svg:height="19.232cm" svg:x="12.412cm" svg:y="3.738cm"><text:p text:style-name="P45"><text:span text:style-name="T37"/></text:p><text:p text:style-name="P45"><text:span text:style-name="T37">Compétences <text:s/></text:span></text:p><draw:enhanced-geometry svg:viewBox="0 0 21600 21600" draw:type="non-primitive" draw:enhanced-path="M 0 0 L 21600 0 21600 21600 0 21600 Z N"/></draw:custom-shape><draw:frame draw:style-name="fr1" draw:name="Cuadro de texto 59" text:anchor-type="paragraph" svg:x="2.803cm" svg:y="0.326cm" svg:width="11.656cm" style:rel-width="scale" svg:height="1.185cm" style:rel-height="scale" draw:z-index="4"><draw:text-box><text:p text:style-name="P14">Benjamin Barthélémy</text:p><text:p text:style-name="P12"><text:s text:c="84"/></text:p><text:p text:style-name="P11"/></draw:text-box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Lucida Grande" svg:font-family="'Lucida Grande'" style:font-family-generic="system" style:font-pitch="variable"/>
    <style:font-face style:name="MS Mincho" svg:font-family="'MS Minch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0pt" fo:letter-spacing="normal" fo:language="fr" fo:country="FR" fo:font-style="normal" style:text-underline-style="none" fo:font-weight="normal" style:letter-kerning="false" style:font-name-asian="MS Mincho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0pt" fo:letter-spacing="normal" fo:language="fr" fo:country="FR" fo:font-style="normal" style:text-underline-style="none" fo:font-weight="normal" style:letter-kerning="false" fo:background-color="transparent" style:font-name-asian="MS Mincho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Lucida Grande" fo:font-family="'Lucida Grande'" style:font-family-generic="system" style:font-pitch="variable" fo:font-size="9pt" style:font-size-asian="9pt" style:font-name-complex="Lucida Grande" style:font-family-complex="'Lucida Grande'" style:font-family-generic-complex="system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lorful_20_List_20_-_20_Accent_20_11" style:display-name="Colorful List - Accent 1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Lucida Grande" fo:font-family="'Lucida Grande'" style:font-family-generic="system" style:font-pitch="variable" fo:font-size="9pt" style:font-size-asian="9pt" style:font-name-complex="Lucida Grande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yper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0" loext:opacity="100%" style:font-name="Wingdings" fo:font-family="Wingdings" style:font-family-generic="system" style:font-pitch="variable" style:font-charset="x-symbol" fo:font-weight="bold" style:font-name-asian="MS Mincho" style:font-family-asian="'MS Mincho'" style:font-family-generic-asian="modern" style:font-pitch-asian="fixed" style:font-weight-asian="bold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000000" loext:opacity="100%" style:font-name="Wingdings" fo:font-family="Wingdings" style:font-family-generic="system" style:font-pitch="variable" style:font-charset="x-symbol" fo:font-weight="bold" style:font-name-asian="MS Mincho" style:font-family-asian="'MS Mincho'" style:font-family-generic-asian="modern" style:font-pitch-asian="fixed" style:font-weight-asian="bold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fo:font-size="16pt" style:font-size-asian="16pt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f81b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f81bd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Maria Isabel Mozo</meta:initial-creator>
    <meta:creation-date>2018-05-31T10:11:00Z</meta:creation-date>
    <dc:date>2023-12-21T07:44:51.430000000</dc:date>
    <meta:print-date>2018-04-18T14:49:00Z</meta:print-date>
    <meta:editing-cycles>38</meta:editing-cycles>
    <meta:editing-duration>PT2H29M22S</meta:editing-duration>
    <meta:document-statistic meta:table-count="0" meta:image-count="0" meta:object-count="0" meta:page-count="1" meta:paragraph-count="38" meta:word-count="177" meta:character-count="1257" meta:non-whitespace-character-count="965"/>
    <meta:template xlink:type="simple" xlink:actuate="onRequest" xlink:title="" xlink:href="../../Downloads/52-modele-cv-amical-odt.odt/Normal"/>
  </office:meta>
</office:document-meta>
</file>